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center" style:justify-single-word="false"/>
      <style:text-properties fo:language="ca" fo:country="E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fo:language="ca" fo:country="E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IFICACIONS BASE DE DADES</text:p>
      <text:p text:style-name="P1"/>
      <text:list xml:id="list8937011886438589241" text:style-name="L1">
        <text:list-item>
          <text:p text:style-name="P3">Hem afegit el camp tokenApi a la taula persona. Serà necessari per la fer login a la web.</text:p>
        </text:list-item>
        <text:list-item>
          <text:p text:style-name="P3">Hem <text:s/>afegit la taula avaluació. Inclou els ítems de valoració amb la seva nota corresponent per cada alumne</text:p>
        </text:list-item>
        <text:list-item>
          <text:p text:style-name="P3">Creem la taula itemsAvaluació ,o el professor anirà incloent el diferents punts d'avaluació amb la seva data d'entrega.</text:p>
        </text:list-item>
        <text:list-item>
          <text:p text:style-name="P3">A la taula historialAssignatures hi ha la clau forana idProfessor relacionada amb la taula persona.</text:p>
        </text:list-item>
        <text:list-item>
          <text:p text:style-name="P3">Hem separat la taula assignatura en dos, tal com recomanava. Una taula amb les assignatures disponibles i la següent amb les assignatures per centre.</text:p>
        </text:list-item>
        <text:list-item>
          <text:p text:style-name="P3">Hem afegit la taula missatges amb la informació necessària per la comunicació. I la taula mails amb la informació de emissor, receptor, i si el missatge està o no lleg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el Lopera</meta:initial-creator>
    <meta:creation-date>2015-03-30T11:36:53.91</meta:creation-date>
    <dc:date>2015-04-03T12:05:58.27</dc:date>
    <dc:creator>Manuel Lopera</dc:creator>
    <meta:editing-duration>PT13M2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7" meta:word-count="133" meta:character-count="766"/>
  </office:meta>
</office:document-meta>
</file>